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200040" gnm:background-colour="#20004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#200040" gnm:background-colour="#20004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81.64409448818898pt" style:use-optimal-column-width="true"/>
    </style:style>
    <style:style style:name="ACOL-2" style:family="table-column">
      <style:table-column-properties style:column-width="137.6503937007874pt" style:use-optimal-column-width="true"/>
    </style:style>
    <style:style style:name="ACOL-3" style:family="table-column">
      <style:table-column-properties style:column-width="79.73858267716535pt" style:use-optimal-column-width="true"/>
    </style:style>
    <style:style style:name="ACOL-4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lanilh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1021"/>
        <table:table-row table:style-name="AROW-1">
          <table:table-cell table:style-name="Gnumeric-default" office:value-type="string">
            <text:p>Décima urbana 1886-1891</text:p>
          </table:table-cell>
          <table:table-cell table:style-name="Gnumeric-default"/>
          <table:table-cell table:style-name="ACE-2"/>
          <table:table-cell table:number-columns-repeated="1021" table:style-name="Gnumeric-default"/>
        </table:table-row>
        <table:table-row table:style-name="AROW-1">
          <table:table-cell table:number-columns-repeated="2" table:style-name="Gnumeric-default"/>
          <table:table-cell table:style-name="ACE-2"/>
          <table:table-cell table:number-columns-repeated="1021" table:style-name="Gnumeric-default"/>
        </table:table-row>
        <table:table-row table:style-name="AROW-1">
          <table:table-cell table:style-name="ACE-1" office:value-type="string">
            <text:p>Logradouro</text:p>
          </table:table-cell>
          <table:table-cell table:style-name="ACE-1" office:value-type="string">
            <text:p>Total de móveis cadastrados</text:p>
          </table:table-cell>
          <table:table-cell table:style-name="ACE-3" office:value-type="string">
            <text:p>% da freguesia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(sem nome)</text:p>
          </table:table-cell>
          <table:table-cell table:style-name="Gnumeric-default" office:value-type="float" office:value="25">
            <text:p>25</text:p>
          </table:table-cell>
          <table:table-cell table:style-name="ACE-2" table:formula="of:=[.B4]/[.B33]" office:value-type="float" office:value="0.07716049382716049">
            <text:p>7,72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Estrada da Quinta das Beatas</text:p>
          </table:table-cell>
          <table:table-cell table:style-name="Gnumeric-default" office:value-type="float" office:value="8">
            <text:p>8</text:p>
          </table:table-cell>
          <table:table-cell table:style-name="ACE-2" table:formula="of:=[.B5]/[.B33]" office:value-type="float" office:value="0.024691358024691357">
            <text:p>2,47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Quinta das Beatas</text:p>
          </table:table-cell>
          <table:table-cell table:style-name="Gnumeric-default" office:value-type="float" office:value="6">
            <text:p>6</text:p>
          </table:table-cell>
          <table:table-cell table:style-name="ACE-2" table:formula="of:=[.B6]/[.B33]" office:value-type="float" office:value="0.018518518518518517">
            <text:p>1,85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Matatu Pequeno</text:p>
          </table:table-cell>
          <table:table-cell table:style-name="Gnumeric-default" office:value-type="float" office:value="24">
            <text:p>24</text:p>
          </table:table-cell>
          <table:table-cell table:style-name="ACE-2" table:formula="of:=[.B7]/[.B33]" office:value-type="float" office:value="0.07407407407407407">
            <text:p>7,41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Matatu Grande</text:p>
          </table:table-cell>
          <table:table-cell table:style-name="Gnumeric-default" office:value-type="float" office:value="38">
            <text:p>38</text:p>
          </table:table-cell>
          <table:table-cell table:style-name="ACE-2" table:formula="of:=[.B8]/[.B33]" office:value-type="float" office:value="0.11728395061728394">
            <text:p>11,73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Estrada para a Casa da Pólvora</text:p>
          </table:table-cell>
          <table:table-cell table:style-name="Gnumeric-default" office:value-type="float" office:value="4">
            <text:p>4</text:p>
          </table:table-cell>
          <table:table-cell table:style-name="ACE-2" table:formula="of:=[.B9]/[.B33]" office:value-type="float" office:value="0.012345679012345678">
            <text:p>1,23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Estrada do Engenho Velho</text:p>
          </table:table-cell>
          <table:table-cell table:style-name="Gnumeric-default" office:value-type="float" office:value="8">
            <text:p>8</text:p>
          </table:table-cell>
          <table:table-cell table:style-name="ACE-2" table:formula="of:=[.B10]/[.B33]" office:value-type="float" office:value="0.024691358024691357">
            <text:p>2,47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Boa Vista</text:p>
          </table:table-cell>
          <table:table-cell table:style-name="Gnumeric-default" office:value-type="float" office:value="8">
            <text:p>8</text:p>
          </table:table-cell>
          <table:table-cell table:style-name="ACE-2" table:formula="of:=[.B11]/[.B33]" office:value-type="float" office:value="0.024691358024691357">
            <text:p>2,47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Ladeira da Boa Vista</text:p>
          </table:table-cell>
          <table:table-cell table:style-name="Gnumeric-default" office:value-type="float" office:value="2">
            <text:p>2</text:p>
          </table:table-cell>
          <table:table-cell table:style-name="ACE-2" table:formula="of:=[.B12]/[.B33]" office:value-type="float" office:value="0.0061728395061728392">
            <text:p>0,62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Ladeira do Acú</text:p>
          </table:table-cell>
          <table:table-cell table:style-name="Gnumeric-default" office:value-type="float" office:value="2">
            <text:p>2</text:p>
          </table:table-cell>
          <table:table-cell table:style-name="ACE-2" table:formula="of:=[.B13]/[.B33]" office:value-type="float" office:value="0.0061728395061728392">
            <text:p>0,62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Estrada do Acú</text:p>
          </table:table-cell>
          <table:table-cell table:style-name="Gnumeric-default" office:value-type="float" office:value="13">
            <text:p>13</text:p>
          </table:table-cell>
          <table:table-cell table:style-name="ACE-2" table:formula="of:=[.B14]/[.B33]" office:value-type="float" office:value="0.040123456790123455">
            <text:p>4,01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Largo do Acú</text:p>
          </table:table-cell>
          <table:table-cell table:style-name="Gnumeric-default" office:value-type="float" office:value="2">
            <text:p>2</text:p>
          </table:table-cell>
          <table:table-cell table:style-name="ACE-2" table:formula="of:=[.B15]/[.B33]" office:value-type="float" office:value="0.0061728395061728392">
            <text:p>0,62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Estrada do Acú para a 2 de Julho</text:p>
          </table:table-cell>
          <table:table-cell table:style-name="Gnumeric-default" office:value-type="float" office:value="5">
            <text:p>5</text:p>
          </table:table-cell>
          <table:table-cell table:style-name="ACE-2" table:formula="of:=[.B16]/[.B33]" office:value-type="float" office:value="0.015432098765432098">
            <text:p>1,54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Estrada de Brotas</text:p>
          </table:table-cell>
          <table:table-cell table:style-name="Gnumeric-default" office:value-type="float" office:value="15">
            <text:p>15</text:p>
          </table:table-cell>
          <table:table-cell table:style-name="ACE-2" table:formula="of:=[.B17]/[.B33]" office:value-type="float" office:value="0.046296296296296294">
            <text:p>4,63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Estrada da Cruz das Almas</text:p>
          </table:table-cell>
          <table:table-cell table:style-name="Gnumeric-default" office:value-type="float" office:value="14">
            <text:p>14</text:p>
          </table:table-cell>
          <table:table-cell table:style-name="ACE-2" table:formula="of:=[.B18]/[.B33]" office:value-type="float" office:value="0.043209876543209874">
            <text:p>4,32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Largo de Brotas</text:p>
          </table:table-cell>
          <table:table-cell table:style-name="Gnumeric-default" office:value-type="float" office:value="39">
            <text:p>39</text:p>
          </table:table-cell>
          <table:table-cell table:style-name="ACE-2" table:formula="of:=[.B19]/[.B33]" office:value-type="float" office:value="0.12037037037037036">
            <text:p>12,04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Estrada para a Cruz da Redenção</text:p>
          </table:table-cell>
          <table:table-cell table:style-name="Gnumeric-default" office:value-type="float" office:value="4">
            <text:p>4</text:p>
          </table:table-cell>
          <table:table-cell table:style-name="ACE-2" table:formula="of:=[.B20]/[.B33]" office:value-type="float" office:value="0.012345679012345678">
            <text:p>1,23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Largo da Cruz da Redenção</text:p>
          </table:table-cell>
          <table:table-cell table:style-name="Gnumeric-default" office:value-type="float" office:value="4">
            <text:p>4</text:p>
          </table:table-cell>
          <table:table-cell table:style-name="ACE-2" table:formula="of:=[.B21]/[.B33]" office:value-type="float" office:value="0.012345679012345678">
            <text:p>1,23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Campina</text:p>
          </table:table-cell>
          <table:table-cell table:style-name="Gnumeric-default" office:value-type="float" office:value="2">
            <text:p>2</text:p>
          </table:table-cell>
          <table:table-cell table:style-name="ACE-2" table:formula="of:=[.B22]/[.B33]" office:value-type="float" office:value="0.0061728395061728392">
            <text:p>0,62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Candeal</text:p>
          </table:table-cell>
          <table:table-cell table:style-name="Gnumeric-default" office:value-type="float" office:value="3">
            <text:p>3</text:p>
          </table:table-cell>
          <table:table-cell table:style-name="ACE-2" table:formula="of:=[.B23]/[.B33]" office:value-type="float" office:value="0.0092592592592592587">
            <text:p>0,93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Mariquita</text:p>
          </table:table-cell>
          <table:table-cell table:style-name="Gnumeric-default" office:value-type="float" office:value="65">
            <text:p>65</text:p>
          </table:table-cell>
          <table:table-cell table:style-name="ACE-2" table:formula="of:=[.B24]/[.B33]" office:value-type="float" office:value="0.20061728395061729">
            <text:p>20,06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Estrada do Sangradouro para o Matatu</text:p>
          </table:table-cell>
          <table:table-cell table:style-name="Gnumeric-default" office:value-type="float" office:value="11">
            <text:p>11</text:p>
          </table:table-cell>
          <table:table-cell table:style-name="ACE-2" table:formula="of:=[.B25]/[.B33]" office:value-type="float" office:value="0.033950617283950615">
            <text:p>3,40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Alto do Sangradouro</text:p>
          </table:table-cell>
          <table:table-cell table:style-name="Gnumeric-default" office:value-type="float" office:value="4">
            <text:p>4</text:p>
          </table:table-cell>
          <table:table-cell table:style-name="ACE-2" table:formula="of:=[.B26]/[.B33]" office:value-type="float" office:value="0.012345679012345678">
            <text:p>1,23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Estrada da Ubarana</text:p>
          </table:table-cell>
          <table:table-cell table:style-name="Gnumeric-default" office:value-type="float" office:value="1">
            <text:p>1</text:p>
          </table:table-cell>
          <table:table-cell table:style-name="ACE-2" table:formula="of:=[.B27]/[.B33]" office:value-type="float" office:value="0.0030864197530864196">
            <text:p>0,31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Pomar</text:p>
          </table:table-cell>
          <table:table-cell table:style-name="Gnumeric-default" office:value-type="float" office:value="5">
            <text:p>5</text:p>
          </table:table-cell>
          <table:table-cell table:style-name="ACE-2" table:formula="of:=[.B28]/[.B33]" office:value-type="float" office:value="0.015432098765432098">
            <text:p>1,54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Lagoa</text:p>
          </table:table-cell>
          <table:table-cell table:style-name="Gnumeric-default" office:value-type="float" office:value="1">
            <text:p>1</text:p>
          </table:table-cell>
          <table:table-cell table:style-name="ACE-2" table:formula="of:=[.B29]/[.B33]" office:value-type="float" office:value="0.0030864197530864196">
            <text:p>0,31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Estrada para a Armação</text:p>
          </table:table-cell>
          <table:table-cell table:style-name="Gnumeric-default" office:value-type="float" office:value="7">
            <text:p>7</text:p>
          </table:table-cell>
          <table:table-cell table:style-name="ACE-2" table:formula="of:=[.B30]/[.B33]" office:value-type="float" office:value="0.021604938271604937">
            <text:p>2,16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Várzea de Santo Antônio</text:p>
          </table:table-cell>
          <table:table-cell table:style-name="Gnumeric-default" office:value-type="float" office:value="1">
            <text:p>1</text:p>
          </table:table-cell>
          <table:table-cell table:style-name="ACE-2" table:formula="of:=[.B31]/[.B33]" office:value-type="float" office:value="0.0030864197530864196">
            <text:p>0,31%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Armação</text:p>
          </table:table-cell>
          <table:table-cell table:style-name="Gnumeric-default" office:value-type="float" office:value="3">
            <text:p>3</text:p>
          </table:table-cell>
          <table:table-cell table:style-name="ACE-2" table:formula="of:=[.B32]/[.B33]" office:value-type="float" office:value="0.0092592592592592587">
            <text:p>0,93%</text:p>
          </table:table-cell>
          <table:table-cell table:number-columns-repeated="1021" table:style-name="Gnumeric-default"/>
        </table:table-row>
        <table:table-row table:style-name="AROW-1">
          <table:table-cell table:style-name="ACE-1" office:value-type="string">
            <text:p>TOTAL</text:p>
          </table:table-cell>
          <table:table-cell table:style-name="ACE-1" table:formula="of:=SUM([.B4:.B32])" office:value-type="float" office:value="324">
            <text:p>324</text:p>
          </table:table-cell>
          <table:table-cell table:style-name="ACE-3" table:formula="of:=SUM([.C5:.C32])" office:value-type="float" office:value="0.9228395061728395">
            <text:p>92,28%</text:p>
          </table:table-cell>
          <table:table-cell table:number-columns-repeated="1021" table:style-name="Gnumeric-default"/>
        </table:table-row>
        <table:table-row table:style-name="AROW-0" table:number-rows-repeated="95">
          <table:table-cell table:number-columns-repeated="1024"/>
        </table:table-row>
        <table:named-expressions>
          <table:named-expression table:name="Print_Area" table:expression="of:=#REF!" table:base-cell-address="$'Planilha1'.$A$1"/>
          <table:named-expression table:name="Sheet_Title" table:expression="of:=&quot;Planilha1&quot;" table:base-cell-address="$'Planilha1'.$A$1"/>
        </table:named-expressions>
        <gnm:selections gnm:cursor-col="2" gnm:cursor-row="32">
          <gnm:selection gnm:start-col="0" gnm:start-row="0" gnm:end-col="2" gnm:end-row="32"/>
        </gnm:selections>
      </table:table>
      <table:named-expressions>
        <table:named-range table:name="__Anonymous_Sheet_DB__0" table:cell-range-address="$'Planilha1'.$A$3:.$C$32" table:base-cell-address="$'Planilha1'.$A$1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Planilh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5-01T18:55:21Z</dc:date>
    <meta:creation-date>2017-06-25T19:36:47Z</meta:creation-date>
    <meta:editing-cycles>2</meta:editing-cycles>
    <meta:editing-duration>PT8M41S</meta:editing-duration>
    <meta:generator>gnumeric/1.12.32</meta:generator>
  </office:meta>
</office:document-meta>
</file>